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spaceImpl.getJcr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Nam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createObservationManager( NamePathResolver resolver , NodeTypeRegistry nt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createLockManager( WorkspaceManager wspManager , ItemManager item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spaceImpl.getAccess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AccessibleWorkspac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l.getItemDefinition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Lock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spaceImpl.getNam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Hierarch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importXML( String parentAbsPath , InputStream in , int uuidBehavi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spaceImpl.getQuery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kspaceImpl.getNodeTyp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createVersionManager( WorkspaceManager wsp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UpdatableItemSta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copy( String srcWorkspace , String srcAbsPath , String dest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orkspaceImpl.move( String srcAbsPath , String dest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kspaceImpl.copy( String srcAbsPath , String dest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kspaceImpl.getPath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Id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Q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Observation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kspace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Path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NodeTyp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l.createManager( RepositoryService service , SessionInfo sessionInfo , CacheBehaviour cacheBehaviour , int poll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l.clone( String srcWorkspace , String srcAbsPath , String destAbsPath , boolean removeExist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orkspaceImpl.restore( Version [ ] versions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kspaceImpl.getImportContentHandler( String parentAbsPath , int uuidBehavi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spaceImpl.getEffectiveNodeTyp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Version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spaceImpl.WorkspaceImpl( String name , SessionImpl session , RepositoryConfig config , SessionInfo sessi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spaceImpl.getNamespa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ItemStat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orkspaceImpl.getNamespac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l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l.getNamePath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